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4.24pt"/>
    </style:style>
    <style:style style:name="co6" style:family="table-column">
      <style:table-column-properties fo:break-before="auto" style:column-width="68.94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  <style:style style:name="ce7" style:family="table-cell" style:parent-style-name="Default" style:data-style-name="N127">
      <style:table-cell-properties fo:background-color="#c5e0b4"/>
    </style:style>
    <style:style style:name="ce8" style:family="table-cell" style:parent-style-name="Default" style:data-style-name="N127"/>
    <style:style style:name="ce2" style:family="table-cell" style:parent-style-name="Default" style:data-style-name="N0">
      <style:table-cell-properties fo:background-color="#c5e0b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fav_check_test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2" table:default-cell-style-name="ce1"/>
        <table:table-column table:style-name="co6" table:default-cell-style-name="ce8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ax_nokfb_tu</text:p>
          </table:table-cell>
          <table:table-cell office:value-type="string" calcext:value-type="string">
            <text:p>tax_abg_nokfb_tu</text:p>
          </table:table-cell>
          <table:table-cell office:value-type="string" calcext:value-type="string">
            <text:p>tax_kfb_tu</text:p>
          </table:table-cell>
          <table:table-cell office:value-type="string" calcext:value-type="string">
            <text:p>tax_abg_kfb_tu</text:p>
          </table:table-cell>
          <table:table-cell office:value-type="string" calcext:value-type="string">
            <text:p>abgelt_st_tu</text:p>
          </table:table-cell>
          <table:table-cell office:value-type="string" calcext:value-type="string">
            <text:p>kindergeld_basis</text:p>
          </table:table-cell>
          <table:table-cell office:value-type="string" calcext:value-type="string">
            <text:p>kindergeld_tu_basis</text:p>
          </table:table-cell>
          <table:table-cell office:value-type="string" calcext:value-type="string">
            <text:p>year</text:p>
          </table:table-cell>
          <table:table-cell/>
          <table:table-cell table:style-name="ce7" office:value-type="string" calcext:value-type="string">
            <text:p>incometax_tu</text:p>
          </table:table-cell>
          <table:table-cell table:style-name="ce2" office:value-type="string" calcext:value-type="string">
            <text:p>kindergeld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kindergeld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7" table:formula="of:=MIN([.T2:.U2])/12" office:value-type="float" office:value="583.333333333333" calcext:value-type="float">
            <text:p>583.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" office:value-type="float" office:value="0" calcext:value-type="float">
            <text:p>0</text:p>
          </table:table-cell>
          <table:table-cell table:style-name="ce2" table:formula="of:=[.P2]" office:value-type="float" office:value="0" calcext:value-type="float">
            <text:p>0</text:p>
          </table:table-cell>
          <table:table-cell/>
          <table:table-cell table:formula="of:=[.F2]-12*[.L2]+[.J2]" office:value-type="float" office:value="7672" calcext:value-type="float">
            <text:p>7672</text:p>
          </table:table-cell>
          <table:table-cell table:formula="of:=[.H2]" office:value-type="float" office:value="7000" calcext:value-type="float">
            <text:p>7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7" table:formula="of:=MIN([.T3:.U3])/12" office:value-type="float" office:value="583.333333333333" calcext:value-type="float">
            <text:p>583.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3]" office:value-type="float" office:value="0" calcext:value-type="float">
            <text:p>0</text:p>
          </table:table-cell>
          <table:table-cell table:style-name="ce2" table:formula="of:=[.P3]" office:value-type="float" office:value="0" calcext:value-type="float">
            <text:p>0</text:p>
          </table:table-cell>
          <table:table-cell/>
          <table:table-cell table:formula="of:=[.F3]-12*[.L3]+[.J3]" office:value-type="float" office:value="7672" calcext:value-type="float">
            <text:p>7672</text:p>
          </table:table-cell>
          <table:table-cell table:formula="of:=[.H3]" office:value-type="float" office:value="7000" calcext:value-type="float">
            <text:p>7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]+1" office:value-type="float" office:value="3" calcext:value-type="float">
            <text:p>3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7" table:formula="of:=MIN([.T4:.U4])/12" office:value-type="float" office:value="0" calcext:value-type="float">
            <text:p>0.0000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4]" office:value-type="float" office:value="0" calcext:value-type="float">
            <text:p>0</text:p>
          </table:table-cell>
          <table:table-cell table:style-name="ce2" table:formula="of:=[.P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4]+1" office:value-type="float" office:value="4" calcext:value-type="float">
            <text:p>4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7" table:formula="of:=[.F5]/12" office:value-type="float" office:value="416.666666666667" calcext:value-type="float">
            <text:p>416.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5]" office:value-type="float" office:value="0" calcext:value-type="float">
            <text:p>0</text:p>
          </table:table-cell>
          <table:table-cell table:style-name="ce2" table:formula="of:=[.P5]" office:value-type="float" office:value="0" calcext:value-type="float">
            <text:p>0</text:p>
          </table:table-cell>
          <table:table-cell/>
          <table:table-cell table:formula="of:=[.F5]-12*[.L5]+8000" office:value-type="float" office:value="13000" calcext:value-type="float">
            <text:p>13000</text:p>
          </table:table-cell>
          <table:table-cell table:formula="of:=[.H5]+8000" office:value-type="float" office:value="13000" calcext:value-type="float">
            <text:p>13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5]+1" office:value-type="float" office:value="5" calcext:value-type="float">
            <text:p>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table:formula="of:=20000/12" office:value-type="float" office:value="1666.66666666667" calcext:value-type="float">
            <text:p>1666.666666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table:formula="of:=[.F6]-12*[.L6]+[.J6]" office:value-type="float" office:value="15344" calcext:value-type="float">
            <text:p>15344</text:p>
          </table:table-cell>
          <table:table-cell table:formula="of:=[.H6]" office:value-type="float" office:value="18000" calcext:value-type="float">
            <text:p>18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6]+1" office:value-type="float" office:value="6" calcext:value-type="float">
            <text:p>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table:formula="of:=20000/12" office:value-type="float" office:value="1666.66666666667" calcext:value-type="float">
            <text:p>1666.666666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table:formula="of:=[.F7]-(12*[.L7])+[.J7]" office:value-type="float" office:value="15344" calcext:value-type="float">
            <text:p>15344</text:p>
          </table:table-cell>
          <table:table-cell table:formula="of:=[.H7]" office:value-type="float" office:value="18000" calcext:value-type="float">
            <text:p>18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7]+1" office:value-type="float" office:value="7" calcext:value-type="float">
            <text:p>7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office:value-type="float" office:value="0" calcext:value-type="float">
            <text:p>0.000000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2*194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7" office:value-type="float" office:value="0" calcext:value-type="float">
            <text:p>0.000000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7" table:formula="of:=2*[.T10]/12" office:value-type="float" office:value="1612" calcext:value-type="float">
            <text:p>1612.000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[.F10]-(12*[.L10])" office:value-type="float" office:value="9672" calcext:value-type="float">
            <text:p>9672</text:p>
          </table:table-cell>
          <table:table-cell table:formula="of:=[.H10]" office:value-type="float" office:value="10000" calcext:value-type="float">
            <text:p>10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7" table:formula="of:=2*[.T11]/12" office:value-type="float" office:value="1612" calcext:value-type="float">
            <text:p>1612.000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formula="of:=[.F11]-(12*[.L11])" office:value-type="float" office:value="9672" calcext:value-type="float">
            <text:p>9672</text:p>
          </table:table-cell>
          <table:table-cell table:formula="of:=[.H11]" office:value-type="float" office:value="10000" calcext:value-type="float">
            <text:p>10000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7" office:value-type="float" office:value="0" calcext:value-type="float">
            <text:p>0.0000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print="charts drawings objects"/>
      <style:header-style>
        <style:header-footer-properties fo:min-height="19.11pt" fo:margin-left="56.69pt" fo:margin-right="56.69pt" fo:margin-bottom="0pt"/>
      </style:header-style>
      <style:footer-style>
        <style:header-footer-properties fo:min-height="19.11pt" fo:margin-left="56.69pt" fo:margin-right="56.69pt" fo:margin-top="0pt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7:11:28.050816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9-10-10T11:45:05Z</meta:creation-date>
    <dc:date>2020-03-06T17:12:14.570740502</dc:date>
    <meta:editing-cycles>5</meta:editing-cycles>
    <meta:editing-duration>PT58S</meta:editing-duration>
    <meta:document-statistic meta:table-count="1" meta:cell-count="228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